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F0" style:family="paragraph">
      <style:paragraph-properties fo:break-before="page" style:page-number="auto"/>
    </style:style>
    <style:style style:name="T5" style:parent-style-name="Policepardéfaut" style:family="text">
      <style:text-properties style:font-name="Calibri Light" style:font-name-asian="Times New Roman" style:font-name-complex="Times New Roman" fo:text-transform="uppercase" fo:color="#8496B0" fo:font-size="34pt" style:font-size-asian="34pt" style:font-size-complex="34pt"/>
    </style:style>
    <style:style style:name="P6" style:parent-style-name="Sansinterligne" style:family="paragraph">
      <style:paragraph-properties fo:margin-top="0.0833in"/>
    </style:style>
    <style:style style:name="T7" style:parent-style-name="Policepardéfaut" style:family="text">
      <style:text-properties fo:color="#4472C4" fo:font-size="18pt" style:font-size-asian="18pt" style:font-size-complex="18pt"/>
    </style:style>
    <style:style style:name="T8" style:parent-style-name="Policepardéfaut" style:family="text">
      <style:text-properties fo:color="#4472C4" fo:font-size="18pt" style:font-size-asian="18pt" style:font-size-complex="18pt"/>
    </style:style>
    <style:style style:name="P9" style:parent-style-name="Sansinterligne" style:family="paragraph">
      <style:paragraph-properties fo:text-align="end"/>
    </style:style>
    <style:style style:name="T10" style:parent-style-name="Policepardéfaut" style:family="text">
      <style:text-properties fo:color="#4472C4" fo:font-size="18pt" style:font-size-asian="18pt" style:font-size-complex="18pt"/>
    </style:style>
    <style:style style:name="P11" style:parent-style-name="Sansinterligne" style:family="paragraph">
      <style:paragraph-properties fo:text-align="end"/>
    </style:style>
    <style:style style:name="T12" style:parent-style-name="Policepardéfaut" style:family="text">
      <style:text-properties fo:color="#4472C4" fo:font-size="18pt" style:font-size-asian="18pt" style:font-size-complex="18pt"/>
    </style:style>
    <style:style style:name="P13" style:parent-style-name="Normal" style:family="paragraph">
      <style:paragraph-properties fo:break-before="page"/>
    </style:style>
    <style:style style:name="P14" style:parent-style-name="Normal" style:family="paragraph">
      <style:paragraph-properties fo:text-indent="0.4916in"/>
    </style:style>
    <style:style style:name="P15" style:parent-style-name="Normal" style:family="paragraph">
      <style:paragraph-properties fo:margin-left="0.4916in">
        <style:tab-stops/>
      </style:paragraph-properties>
    </style:style>
    <style:style style:name="P16" style:parent-style-name="Normal" style:family="paragraph">
      <style:paragraph-properties fo:margin-left="0.4916in">
        <style:tab-stops/>
      </style:paragraph-properties>
    </style:style>
    <style:style style:name="P17" style:parent-style-name="Normal" style:family="paragraph">
      <style:paragraph-properties fo:margin-left="0.4916in">
        <style:tab-stops/>
      </style:paragraph-properties>
    </style:style>
    <style:style style:name="P18" style:parent-style-name="Normal" style:family="paragraph">
      <style:paragraph-properties fo:margin-left="0.4916in">
        <style:tab-stops/>
      </style:paragraph-properties>
    </style:style>
    <style:style style:name="P19" style:parent-style-name="Normal" style:family="paragraph">
      <style:paragraph-properties fo:margin-left="0.4916in">
        <style:tab-stops/>
      </style:paragraph-properties>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Normal" style:family="paragraph">
      <style:paragraph-properties fo:text-indent="0.4916in"/>
    </style:style>
    <style:style style:name="P23" style:parent-style-name="Normal" style:family="paragraph">
      <style:paragraph-properties fo:text-indent="0.4916in"/>
    </style:style>
    <style:style style:name="P24" style:parent-style-name="Normal" style:family="paragraph">
      <style:paragraph-properties fo:text-indent="0.4916in"/>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P27" style:parent-style-name="Normal" style:family="paragraph">
      <style:paragraph-properties fo:text-indent="0.4916in"/>
    </style:style>
    <style:style style:name="P28" style:parent-style-name="Normal" style:family="paragraph">
      <style:paragraph-properties fo:text-indent="0.4916in"/>
    </style:style>
    <style:style style:name="P29" style:parent-style-name="Normal" style:family="paragraph">
      <style:paragraph-properties fo:text-indent="0.4916in"/>
    </style:style>
    <style:style style:name="P30" style:parent-style-name="Normal" style:family="paragraph">
      <style:paragraph-properties fo:text-indent="0.4916in"/>
    </style:style>
    <style:style style:name="P31" style:parent-style-name="Normal" style:family="paragraph">
      <style:paragraph-properties fo:text-indent="0.4916in"/>
    </style:style>
    <style:style style:name="P32" style:parent-style-name="Normal" style:family="paragraph">
      <style:paragraph-properties fo:text-indent="0.4916in"/>
    </style:style>
    <style:style style:name="P33" style:parent-style-name="Normal" style:family="paragraph">
      <style:paragraph-properties fo:text-indent="0.4916in"/>
    </style:style>
    <style:style style:name="P34" style:parent-style-name="Normal" style:family="paragraph">
      <style:paragraph-properties fo:text-indent="0.4916in"/>
    </style:style>
    <style:style style:name="P35" style:parent-style-name="Normal" style:family="paragraph">
      <style:paragraph-properties fo:text-indent="0.4916in"/>
    </style:style>
    <style:style style:name="P36" style:parent-style-name="Normal" style:family="paragraph">
      <style:paragraph-properties fo:text-indent="0.4916in"/>
    </style:style>
    <style:style style:name="P37" style:parent-style-name="Normal" style:family="paragraph">
      <style:paragraph-properties fo:text-indent="0.4916in"/>
    </style:style>
    <style:style style:name="P38" style:parent-style-name="Normal" style:family="paragraph">
      <style:paragraph-properties fo:text-indent="0.4916in"/>
    </style:style>
    <style:style style:name="P39" style:parent-style-name="Normal" style:family="paragraph">
      <style:paragraph-properties fo:text-indent="0.4916in"/>
    </style:style>
    <style:style style:name="P40" style:parent-style-name="Normal" style:family="paragraph">
      <style:paragraph-properties fo:text-indent="0.4916in"/>
    </style:style>
    <style:style style:name="P41" style:parent-style-name="Normal" style:family="paragraph">
      <style:paragraph-properties fo:text-indent="0.4916in"/>
    </style:style>
    <style:style style:name="P42" style:parent-style-name="Normal" style:family="paragraph">
      <style:paragraph-properties fo:text-indent="0.4916in"/>
    </style:style>
    <style:style style:name="P43" style:parent-style-name="Normal" style:family="paragraph">
      <style:paragraph-properties fo:text-indent="0.4916in"/>
    </style:style>
    <style:style style:name="P44" style:parent-style-name="Normal" style:family="paragraph">
      <style:paragraph-properties fo:text-indent="0.4916in"/>
    </style:style>
    <style:style style:name="P45" style:parent-style-name="Normal" style:family="paragraph">
      <style:paragraph-properties fo:text-indent="0.4916in"/>
    </style:style>
    <style:style style:name="P46" style:parent-style-name="Normal" style:family="paragraph">
      <style:paragraph-properties fo:text-indent="0.4916in"/>
    </style:style>
    <style:style style:name="P47" style:parent-style-name="Normal" style:family="paragraph">
      <style:paragraph-properties fo:text-indent="0.4916in"/>
    </style:style>
    <style:style style:name="P48" style:parent-style-name="Normal" style:family="paragraph">
      <style:paragraph-properties fo:text-indent="0.4916in"/>
    </style:style>
    <style:style style:name="P49" style:parent-style-name="Normal" style:family="paragraph">
      <style:paragraph-properties fo:text-indent="0.4916in"/>
    </style:style>
    <style:style style:name="P50" style:parent-style-name="Normal" style:family="paragraph">
      <style:paragraph-properties fo:text-indent="0.4916in"/>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text-indent="0.4916in"/>
    </style:style>
    <style:style style:name="P54" style:parent-style-name="Normal" style:family="paragraph">
      <style:paragraph-properties fo:text-indent="0.4916in"/>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text-indent="0.4916in"/>
    </style:style>
    <style:style style:name="P59" style:parent-style-name="Normal" style:family="paragraph">
      <style:paragraph-properties fo:text-indent="0.4916in"/>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text-indent="0.4916in"/>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Zone de texte 62" text:anchor-type="paragraph" svg:x="0in" svg:y="0in" svg:width="6.5in" svg:height="1in" style:rel-width="scale" style:rel-height="scale"><draw:text-box><text:p text:style-name="Sansinterligne"><text:span text:style-name="T5">[Titre du document]</text:span></text:p><text:p text:style-name="P6"><text:span text:style-name="T7">[Sous-titre du document]</text:span><text:s/></text:p><text:p text:style-name="Normal"/></draw:text-box><svg:title/><svg:desc/></draw:frame><text:span text:style-name="T8"><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orme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orme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orme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orme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59264" draw:id="id7" draw:style-name="a7" draw:name="Zone de texte 69" text:anchor-type="paragraph" svg:x="0in" svg:y="0in" svg:width="6.5in" svg:height="0.40972in" style:rel-width="scale" style:rel-height="scale"><draw:text-box><text:p text:style-name="P9"><text:span text:style-name="T10">[École]</text:span></text:p><text:p text:style-name="P11"><text:span text:style-name="T12">[Titre du cours]</text:span></text:p></draw:text-box><svg:title/><svg:desc/></draw:frame></text:p>
      <text:p text:style-name="P13"/>
      <text:soft-page-break/>
      <text:p text:style-name="Normal">Sommaire<text:s/></text:p>
      <text:p text:style-name="Normal">1. Présentation d’ensemble du projet<text:s/></text:p>
      <text:p text:style-name="P14">a. Présentation de l’entreprise<text:s/></text:p>
      <text:p text:style-name="P15">b. Les objectifs du site<text:s/></text:p>
      <text:p text:style-name="P16">c. La cible adressée par le site<text:s/></text:p>
      <text:p text:style-name="P17">d. Objectifs quantitatifs</text:p>
      <text:p text:style-name="P18"><text:s/>e. Périmètre du projet<text:s/></text:p>
      <text:p text:style-name="P19">f. Description de l’existant<text:s/></text:p>
      <text:p text:style-name="Normal">2. Description graphique et ergonomique<text:s/></text:p>
      <text:p text:style-name="P20">a. Charte graphique</text:p>
      <text:p text:style-name="P21">b. Design<text:s/></text:p>
      <text:p text:style-name="P22">c. Maquettes<text:s/></text:p>
      <text:p text:style-name="Normal">3. Description fonctionnelle et technique<text:s/></text:p>
      <text:p text:style-name="P23">a. Arborescence du site<text:s/></text:p>
      <text:p text:style-name="P24">b. Description fonctionnelle<text:s/></text:p>
      <text:p text:style-name="P25">c. Informations relatives aux contenus<text:s/></text:p>
      <text:p text:style-name="P26">d. Contraintes techniques<text:s/></text:p>
      <text:p text:style-name="Normal">4. Prestations attendues et modalités de sélection des prestataires<text:s/></text:p>
      <text:p text:style-name="P27">a. Prestations attendues<text:s/></text:p>
      <text:p text:style-name="P28">b. Planning<text:s/></text:p>
      <text:p text:style-name="P29">c. Méthodologie de suivi<text:s/></text:p>
      <text:p text:style-name="P30">d. Modalités de sélection du prestataire</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1. Présentation d’ensemble du projet<text:s/></text:p>
      <text:p text:style-name="P31">a. Présentation de l’entreprise :<text:s/></text:p>
      <text:p text:style-name="P32">Présenter l’activité de l’entreprise : date de création, services ou produits vendus, nombre de salariés, CA, principaux axes de développement, principaux concurrents, … Expliquer le rôle de votre projet web dans la stratégie de l’entreprise S’il s’agit d’une refonte d’un site internet existant, préciser : son trafic mensuel, quelques statistiques de performance (taux de rebond, taux de conversion, …), le nombre de pages existantes à récupérer, les technologies utilisées, …<text:s/></text:p>
      <text:p text:style-name="P33">b. Les objectifs du site :<text:s/></text:p>
      <text:p text:style-name="Normal">Détaillez le ou les objectifs de votre site web. Préciser s’il s’agit :<text:s/></text:p>
      <text:p text:style-name="P34">● d’un site e-commerce destiné à vendre des produits<text:s/></text:p>
      <text:p text:style-name="P35">● d’un site vitrine pour présenter l’activité de votre entreprise<text:s/></text:p>
      <text:p text:style-name="P36">● d’un media en ligne<text:s/></text:p>
      <text:p text:style-name="P37">● d’un support promotionnel par exemple pour le lancement d’un évènement<text:s/></text:p>
      <text:p text:style-name="P38">● d’un logiciel en ligne<text:s/></text:p>
      <text:p text:style-name="P39">c. La cible adressée par le site :<text:s/></text:p>
      <text:p text:style-name="Normal">Ciblez-vous les entreprises ou les particuliers ?<text:s/></text:p>
      <text:p text:style-name="Normal">Quelles sont les caractéristiques et les centres d’intérêt de votre cible ? Identifiez les différents segments composant votre cible (par exemple PME et grandes entreprises) et hiérarchisez leur importance stratégique<text:s/></text:p>
      <text:p text:style-name="P40">d. Objectifs quantitatifs :<text:s/></text:p>
      <text:p text:style-name="Normal">Ce type d’information doit donner une idée du niveau d’activité sur votre futur site, ce qui peut impacter le choix de l’infrastructure technique.</text:p>
      <text:p text:style-name="Normal">Quel volume de trafic visez-vous sur votre site ?<text:s/></text:p>
      <text:p text:style-name="Normal">Dans le cas d’un site e-commerce, quel est votre objectif en termes de volume de ventes ?</text:p>
      <text:p text:style-name="Normal">Quel volume mensuel de prospects espérez-vous collecter par vos formulaires ?<text:s/></text:p>
      <text:p text:style-name="P41">e. Périmètre du projet :<text:s/></text:p>
      <text:p text:style-name="Normal">Votre site doit-il être multilingue ?<text:s/></text:p>
      <text:p text:style-name="Normal">Quelles langues sont concernées ?</text:p>
      <text:p text:style-name="Normal">Pour chaque langue, le site doit-il subir des adaptations autres que la traduction des contenus ?</text:p>
      <text:p text:style-name="Normal">Souhaitez-vous que votre site soit adapté pour les supports mobiles ?</text:p>
      <text:p text:style-name="P42"/>
      <text:p text:style-name="P43"/>
      <text:p text:style-name="P44"/>
      <text:soft-page-break/>
      <text:p text:style-name="P45">f. Description de l’existant :<text:s/></text:p>
      <text:p text:style-name="Normal">Y a-t-il une déjà une précédente version du site en ligne ?<text:s/></text:p>
      <text:p text:style-name="Normal">Possédez-vous le nom de domaine que vous souhaitez utiliser ?<text:s/></text:p>
      <text:p text:style-name="Normal">Qu’en est-il de l’hébergement ?<text:s/></text:p>
      <text:p text:style-name="Normal">Y a-t-il des documents de présentation de l’entreprise ou de ses produits disponibles ? Quelles sont les ressources disponibles (logos, éléments graphiques, textes, …) ?<text:s/></text:p>
      <text:p text:style-name="Normal">Y a-t-il des ressources humaines internes ou externes déjà allouées au projet (chef de projet, webdesigner, webmaster, …)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2. Description graphique et ergonomique<text:s/></text:p>
      <text:p text:style-name="P46">a. Charte graphique :<text:s/></text:p>
      <text:p text:style-name="Normal">Si vous avez des éléments graphiques que souhaitez réutiliser comme base de votre nouvelle charte graphique, n’hésitez pas à les inclure le cahier des charges de votre site internet.<text:s/></text:p>
      <text:p text:style-name="Normal">Quel sera le code couleur de votre site ?<text:s/></text:p>
      <text:p text:style-name="Normal">Quelle sera la couleur dominante ?<text:s/></text:p>
      <text:p text:style-name="Normal">Y a-t-il des variations du code couleur selon les sections ou les pages de votre site ?<text:s/></text:p>
      <text:p text:style-name="Normal">Y a-t-il des déclinaisons de votre logo en fonction du code couleur des pages ?<text:s/></text:p>
      <text:p text:style-name="Normal">Avez des éléments visuels à réutiliser ?<text:s/></text:p>
      <text:p text:style-name="Normal">Quelle police souhaitez-vous ?<text:s/></text:p>
      <text:p text:style-name="Normal">N’hésitez pas à donner des exemples de sites !<text:s/></text:p>
      <text:p text:style-name="P47">b. Design :<text:s/></text:p>
      <text:p text:style-name="Normal">Avez-vous des exigences particulières concernant le design de votre futur site internet : flat design, effet parallaxe, … ?</text:p>
      <text:p text:style-name="P48">c. Maquettes :<text:s/></text:p>
      <text:p text:style-name="Normal">Avez-vous fait réaliser des maquettes graphiques pour décrire l’organisation des principales pages de votre site web ?<text:s/></text:p>
      <text:p text:style-name="Normal">Ce n’est pas obligatoire, notamment si vous voulez laisser beaucoup de liberté à votre prestataire. Mais si vous avez une idée précise de ce que vous attendez, il est peut-être temps de vous initier à l’utilisation d’un logiciel de mockup pour réaliser vos maquett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3. Description fonctionnelle et technique<text:s/></text:p>
      <text:p text:style-name="P49">a. Arborescence du site :<text:s/></text:p>
      <text:p text:style-name="Normal">Quelle sont les grandes sections de votre site ?<text:s/></text:p>
      <text:p text:style-name="Normal">Comment sont organisées les différentes rubriques ?<text:s/></text:p>
      <text:p text:style-name="Normal">Quelles sont les pages principales ?<text:s/></text:p>
      <text:p text:style-name="P50">b. Description fonctionnelle :<text:s/></text:p>
      <text:p text:style-name="Normal">Votre site comprend-t-il une boutique en ligne ?</text:p>
      <text:p text:style-name="Normal"><text:s/>Si oui, essayer de préciser les modes de livraison et de paiement envisagés, la présence de fonctionnalités de cross-selling, …<text:s/></text:p>
      <text:p text:style-name="Normal">Doit-il y avoir un espace client sécurisé par mot de passe ?<text:s/></text:p>
      <text:p text:style-name="Normal">Souhaitez-vous un back office de suivi d’activité ?<text:s/></text:p>
      <text:p text:style-name="Normal">Précisez les besoins en termes de droits d’administration, illustrez vos processus métiers par des schémas Votre site doit-il intégrer un moteur de recherche interne ? Un blog ? Un module d’inscription newsletter ?<text:s/></text:p>
      <text:p text:style-name="P51">c. Informations relatives aux contenus :<text:s/></text:p>
      <text:p text:style-name="Normal">Quels ont les différents types de contenus que vous comptez présenter sur votre site : articles, images, vidéos, ressources téléchargeables, … ?<text:s/></text:p>
      <text:p text:style-name="Normal">Précisez vos besoins en termes de modification des contenus et création de pages Indiquez que vous souhaitez que la code HTML respecte les standards SEO notamment en matière de balises titres et de meta-informations ?<text:s/></text:p>
      <text:p text:style-name="P52">d. Contraintes techniques :<text:s/></text:p>
      <text:p text:style-name="Normal">Quelles sont les éventuelles technologies imposées ou privilégiées : langages, frameworks, CMS, ... ? Avec quels navigateurs votre site doit-il être compatible ?<text:s/></text:p>
      <text:p text:style-name="Normal">Souhaitez-vous que le prestataire prenne en charge l’hébergement ?<text:s/></text:p>
      <text:p text:style-name="Normal">Quelles sont les intégrations à des systèmes tiers à prévoir : réseaux sociaux, comptabilité, facturation, emailing, marketing automation, CRM, webanalyse, … ?</text:p>
      <text:p text:style-name="Normal"/>
      <text:p text:style-name="Normal"/>
      <text:p text:style-name="Normal"/>
      <text:p text:style-name="Normal"/>
      <text:p text:style-name="Normal"/>
      <text:p text:style-name="Normal"/>
      <text:p text:style-name="Normal"/>
      <text:p text:style-name="Normal"/>
      <text:soft-page-break/>
      <text:p text:style-name="Normal">4. Prestations attendues et modalités de sélection des prestataires<text:s/></text:p>
      <text:p text:style-name="P53">a. Prestations attendues :<text:s/></text:p>
      <text:p text:style-name="Normal">Précisez ici la liste de toutes les prestations que vous souhaitez sous-traiter à votre futur prestataire et pour lesquelles vous souhaitez que les candidats vous soumettent de devis :<text:s/></text:p>
      <text:p text:style-name="P54">● développement<text:s/></text:p>
      <text:p text:style-name="P55">● design<text:s/></text:p>
      <text:p text:style-name="P56">● intégration<text:s/></text:p>
      <text:p text:style-name="P57">● migration de base de données ou autres actifs existants<text:s/></text:p>
      <text:p text:style-name="P58">● achat du nom de domaine et gestion de l’hébergement<text:s/></text:p>
      <text:p text:style-name="P59">● maintenance et mises à jours ● formation à la gestion du site<text:s/></text:p>
      <text:p text:style-name="P60">● accompagnement marketing : plan marketing, SEO, SEA, webanalyse, …)<text:s/></text:p>
      <text:p text:style-name="P61"/>
      <text:p text:style-name="P62">b. Planning :<text:s/></text:p>
      <text:p text:style-name="Normal">Quelle est la date limite soumission de candidature pour les prestataires ?<text:s/></text:p>
      <text:p text:style-name="Normal">Quelles sont les dates prévues pour d’éventuelles soutenances orales ?<text:s/></text:p>
      <text:p text:style-name="Normal">A quelle date sera sélectionné le prestataire ?<text:s/></text:p>
      <text:p text:style-name="Normal">Quelles ont les principales deadlines intermédiaires du projet selon les différents lots envisagés ?<text:s/></text:p>
      <text:p text:style-name="Normal">A quelle date souhaitez-vous la livraison finale du projet ?<text:s/></text:p>
      <text:p text:style-name="P63">c. Méthodologie de suivi :<text:s/></text:p>
      <text:p text:style-name="Normal">Souhaitez-vous que le prestataire recourt à une méthodologie de développement agile ?<text:s/></text:p>
      <text:p text:style-name="Normal">Comment voulez-vous organiser le suivi du projet : échanges téléphoniques hebdomadaires, présentation physique régulière des avancées, … ?<text:s/></text:p>
      <text:p text:style-name="Normal">Souhaitez-vous avoir accès à un environnement de pré production ?<text:s/></text:p>
      <text:p text:style-name="P64">d. Modalités de sélection du prestataire :<text:s/></text:p>
      <text:p text:style-name="Normal">Quels éléments souhaitez-vous que le prestataire intègre à sa réponse :<text:s/></text:p>
      <text:p text:style-name="Normal">présentation de la société avec références, préconisations techniques, difficultés identifiées, méthodologie proposée, présentation de l’équipe projet, devis détaillé, … ?<text:s/></text:p>
      <text:p text:style-name="Normal">Avez-vous établi une grille de critères pour évaluer les réponses des prestataires ?<text:s/></text:p>
      <text:p text:style-name="Normal">Indiquez le ou les contacts en cas de question sur le cahier des charges ainsi que la date limite de répons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P3" style:parent-style-name="Pieddepage" style:family="paragraph">
      <style:paragraph-properties fo:text-align="end"/>
    </style:style>
    <style:style style:name="P4" style:parent-style-name="Pieddepage" style:family="paragraph">
      <style:paragraph-properties fo:text-align="end"/>
    </style:style>
  </office:automatic-styles>
  <office:master-styles>
    <style:master-page style:name="MP0" style:page-layout-name="PL0">
      <style:footer>
        <text:p text:style-name="P2"/>
        <text:p text:style-name="P3">2</text:p>
        <text:p text:style-name="Pieddepage"/>
      </style:footer>
    </style:master-page>
    <style:master-page style:next-style-name="MP0" style:name="MPF0" style:page-layout-name="PL0">
      <style:footer>
        <text:p text:style-name="P4">1</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Labussiere</meta:initial-creator>
    <dc:creator>Guillaume Labussiere</dc:creator>
    <meta:creation-date>2020-06-30T07:56:00Z</meta:creation-date>
    <dc:date>2020-06-30T08:16:00Z</dc:date>
    <meta:template xlink:href="Normal" xlink:type="simple"/>
    <meta:editing-cycles>8</meta:editing-cycles>
    <meta:editing-duration>PT1200S</meta:editing-duration>
    <meta:document-statistic meta:page-count="8" meta:paragraph-count="15" meta:word-count="1164" meta:character-count="7553" meta:row-count="53" meta:non-whitespace-character-count="6404"/>
  </office:meta>
</office:document-meta>
</file>